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02f78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6565f" style:font-size-asian="14pt" style:font-size-complex="14pt"/>
    </style:style>
    <style:style style:name="T1" style:family="text">
      <style:text-properties officeooo:rsid="0002f78b"/>
    </style:style>
    <style:style style:name="T2" style:family="text">
      <style:text-properties fo:language="en" fo:country="US" officeooo:rsid="00042540"/>
    </style:style>
    <style:style style:name="T3" style:family="text">
      <style:text-properties fo:language="en" fo:country="US" fo:font-style="italic" fo:font-weight="bold" officeooo:rsid="00042540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fo:font-weight="bold" officeooo:rsid="0006565f" style:font-style-asian="italic" style:font-weight-asian="bold" style:font-style-complex="italic" style:font-weight-complex="bold"/>
    </style:style>
    <style:style style:name="T5" style:family="text">
      <style:text-properties fo:language="en" fo:country="US" officeooo:rsid="0006565f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2f78b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7">1 </text:span><text:span text:style-name="T6">Укажите соответствие типа DHCP сообщения его описанию</text:span></text:p>
      <text:p text:style-name="P2"><text:tab/><text:tab/>DECLINE - отказ узла от параметров</text:p>
      <text:p text:style-name="P2"><text:tab/><text:tab/>INFORM - апрос клиентом с установленным ip-адресом дополнительных параметров</text:p>
      <text:p text:style-name="P2"><text:tab/><text:tab/>DISCOVER - запрос параметров клиентом</text:p>
      <text:p text:style-name="P2"><text:tab/><text:tab/>RELEASE - клиент освободил арендуемый ip-адрес</text:p>
      <text:p text:style-name="P2"><text:tab/><text:tab/>REQUEST - запрос предлагаемых параметров</text:p>
      <text:p text:style-name="P2"><text:tab/><text:tab/>OFFER - предлагаемые клиенту сетевые параметры</text:p>
      <text:p text:style-name="P2"><text:tab/><text:tab/>NAK - отказ клиенту на аренду запрошенных параметров</text:p>
      <text:p text:style-name="P2"><text:tab/><text:tab/>ACK - подтверждение аренды запрошенных параметров</text:p>
      <text:p text:style-name="P1"/>
      <text:p text:style-name="P1"><text:span text:style-name="T1"><text:tab/></text:span><text:span text:style-name="T7">2 </text:span><text:span text:style-name="T6">Укажите соответствие состояния DHCP клиента его описанию</text:span></text:p>
      <text:p text:style-name="P2"><text:tab/><text:tab/>REBINDING - клиент запрашивает новые сетевые параметры</text:p>
      <text:p text:style-name="P2"><text:tab/><text:tab/>BOUND - клиент имеет установленный адрес</text:p>
      <text:p text:style-name="P2"><text:tab/><text:tab/>RENEWING - клиент отправляет запрос продления аренды адреса одному серверу</text:p>
      <text:p text:style-name="P2"><text:tab/><text:tab/>INIT - клиент прекращает сетевые операции</text:p>
      <text:p text:style-name="P1"/>
      <text:p text:style-name="P1"><text:span text:style-name="T2"><text:tab/></text:span><text:span text:style-name="T3">3 </text:span><text:span text:style-name="T6">Укажите соответствие секций DNS сообщения их содержанию</text:span></text:p>
      <text:p text:style-name="P3"><text:tab/><text:tab/>authority - ответственные за зону DNS серверы</text:p>
      <text:p text:style-name="P3"><text:tab/><text:tab/>question - символьное имя узла, для которого требуется узнать сетевой адрес</text:p>
      <text:p text:style-name="P3"><text:tab/><text:tab/>additional - информация, связанная с запросом</text:p>
      <text:p text:style-name="P3"><text:tab/><text:tab/>answer - сетевой адрес узла, соответствующий символьному имени</text:p>
      <text:p text:style-name="P1"/>
      <text:p text:style-name="P1"/>
      <text:p text:style-name="P3"><text:tab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<text:tab/>4 </text:span><text:span text:style-name="T6">Укажите соответствие FTP команды ее описанию</text:span></text:p>
      <text:p text:style-name="P3"><text:tab/><text:tab/>DELE - удалить файл</text:p>
      <text:p text:style-name="P3"><text:tab/><text:tab/>CWD - сменить каталог</text:p>
      <text:p text:style-name="P3"><text:tab/><text:tab/>QUIT - отключиться</text:p>
      <text:p text:style-name="P3"><text:tab/><text:tab/>STOR - загрузить файл</text:p>
      <text:p text:style-name="P3"><text:tab/><text:tab/>PORT <text:span text:style-name="T5">- переключение в активный режим</text:span></text:p>
      <text:p text:style-name="P3"><text:tab/><text:tab/>RNFR - переименовать файл</text:p>
      <text:p text:style-name="P3"><text:tab/><text:tab/>MKD - создать каталог</text:p>
      <text:p text:style-name="P3"><text:tab/><text:tab/>USER - имя пользователя</text:p>
      <text:p text:style-name="P1"><text:span text:style-name="T4"><text:tab/>5 </text:span><text:span text:style-name="T6">Укажите соответствие значений кодов откликов протокола FTP их описанию</text:span></text:p>
      <text:p text:style-name="P3"><text:tab/><text:tab/>1 _ _ - команда принята и выполняется</text:p>
      <text:p text:style-name="P3"><text:tab/><text:tab/>2 _ _ - команда успешно выполнена</text:p>
      <text:p text:style-name="P3"><text:tab/><text:tab/>3 _ _ - требуются дополнительные команды</text:p>
      <text:p text:style-name="P3"><text:tab/><text:tab/>4 _ _ - команда не может быть принята</text:p>
      <text:p text:style-name="P3"><text:tab/><text:tab/>5 _ _ - команда не может быть выполнена</text:p>
      <text:p text:style-name="P1"><text:span text:style-name="T6"><text:tab/></text:span><text:span text:style-name="T4">6 </text:span><text:span text:style-name="T6">Укажите соответствие методов протокола HTTP их назначению</text:span></text:p>
      <text:p text:style-name="P3"><text:tab/><text:tab/>DELETE - удаление ресурса с сервера</text:p>
      <text:p text:style-name="P3"><text:tab/><text:tab/>GET - запрос ресурса с сервера</text:p>
      <text:p text:style-name="P3"><text:tab/><text:tab/>OPTIONS - запрос параметров сервера</text:p>
      <text:p text:style-name="P3"><text:tab/><text:tab/>POST - передача ресурса на сервер</text:p>
      <text:p text:style-name="P1"><text:span text:style-name="T4"><text:tab/>7 </text:span><text:span text:style-name="T6">Укажите соответствие классов ответов протокола HTTP их назначению</text:span></text:p>
      <text:p text:style-name="P3"><text:tab/><text:tab/>1 - информационное сообщение</text:p>
      <text:p text:style-name="P3"><text:tab/><text:tab/>2 - успешная обработка запроса</text:p>
      <text:p text:style-name="P3"><text:tab/><text:tab/>3 - перенаправление запроса</text:p>
      <text:p text:style-name="P3"><text:tab/><text:tab/>4 - ошибка на стороне клиента</text:p>
      <text:p text:style-name="P3"><text:tab/><text:tab/>5 - ошибка на стороне сервера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6:02:28.591000000</meta:creation-date>
    <dc:date>2024-05-20T16:11:34.275000000</dc:date>
    <meta:editing-duration>PT8M25S</meta:editing-duration>
    <meta:editing-cycles>11</meta:editing-cycles>
    <meta:generator>LibreOffice/24.2.0.3$Windows_X86_64 LibreOffice_project/da48488a73ddd66ea24cf16bbc4f7b9c08e9bea1</meta:generator>
    <meta:print-date>2024-05-20T16:10:07.026000000</meta:print-date>
    <meta:printed-by>Файлы PDF</meta:printed-by>
    <meta:document-statistic meta:table-count="0" meta:image-count="0" meta:object-count="0" meta:page-count="2" meta:paragraph-count="46" meta:word-count="291" meta:character-count="1960" meta:non-whitespace-character-count="1630"/>
  </office:meta>
</office:document-meta>
</file>